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5.81mm" svg:height="105.45mm" svg:x="99.39mm" svg:y="5.31mm">
            <loext:p/>
            <draw:object draw:notify-on-update-of-ranges="Planilha1.B7:Planilha1.B7 Planilha1.B8:Planilha1.B17 Planilha1.C7:Planilha1.C7 Planilha1.C8:Planilha1.C17 Planilha1.D8:Planilha1.D17 Planilha1.D8:Planilha1.D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8.73mm" svg:height="106.23mm" svg:x="291.85mm" svg:y="5.33mm">
            <loext:p/>
            <draw:object draw:notify-on-update-of-ranges="Planilha1.B29:Planilha1.B29 Planilha1.B30:Planilha1.B39 Planilha1.C29:Planilha1.C29 Planilha1.C30:Planilha1.C39 Planilha1.D30:Planilha1.D39 Planilha1.D30:Planilha1.D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.3" calcext:value-type="float">
            <text:p>1,3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.4" calcext:value-type="float">
            <text:p>2,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3.6" calcext:value-type="float">
            <text:p>3,6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.1" calcext:value-type="float">
            <text:p>4,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4.7" calcext:value-type="float">
            <text:p>4,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5.2" calcext:value-type="float">
            <text:p>5,2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6.5" calcext:value-type="float">
            <text:p>6,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7.4" calcext:value-type="float">
            <text:p>7,4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.6" calcext:value-type="float">
            <text:p>7,6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Heap S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3" calcext:value-type="float">
            <text:p>1,3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3.2" calcext:value-type="float">
            <text:p>3,2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4.9" calcext:value-type="float">
            <text:p>4,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5.4" calcext:value-type="float">
            <text:p>5,4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6.3" calcext:value-type="float">
            <text:p>6,3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7.4" calcext:value-type="float">
            <text:p>7,4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0.7" calcext:value-type="float">
            <text:p>10,7</text:p>
          </table:table-cell>
          <table:table-cell office:value-type="float" office:value="1.25" calcext:value-type="float">
            <text:p>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54:42.819000000</meta:creation-date>
    <dc:date>2018-09-19T12:21:17.162000000</dc:date>
    <meta:editing-duration>PT5M30S</meta:editing-duration>
    <meta:editing-cycles>2</meta:editing-cycles>
    <meta:generator>LibreOffice/5.4.3.2$Windows_X86_64 LibreOffice_project/92a7159f7e4af62137622921e809f8546db437e5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Planilha1.D8:Planilha1.D17" chart:error-lower-range="Planilha1.D8:Planilha1.D1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Planilha1.D8:Planilha1.D17" chart:error-lower-range="Planilha1.D8:Planilha1.D17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D8:Planilha1.D17" chart:error-lower-range="Planilha1.D8:Planilha1.D1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82cm" svg:height="10.546cm" xlink:href=".." xlink:type="simple" chart:class="chart:line" chart:style-name="ch1">
        <chart:title svg:x="8.067cm" svg:y="0.298cm" chart:style-name="ch2">
          <text:p>Quick Sort</text:p>
        </chart:title>
        <chart:legend chart:legend-position="bottom" svg:x="8.261cm" svg:y="9.947cm" style:legend-expansion="wide" chart:style-name="ch3"/>
        <chart:plot-area chart:style-name="ch4" table:cell-range-address="Planilha1.B7:Planilha1.C17" chart:data-source-has-labels="both" svg:x="1.382cm" svg:y="1.335cm" svg:width="16.829cm" svg:height="7.237cm">
          <chartooo:coordinate-region svg:x="1.845cm" svg:y="1.534cm" svg:width="15.809cm" svg:height="6.391cm"/>
          <chart:axis chart:dimension="x" chart:name="primary-x" chart:style-name="ch5" chartooo:axis-type="auto">
            <chartooo:date-scale/>
            <chart:title svg:x="9.646cm" svg:y="8.782cm" chart:style-name="ch6">
              <text:p>n</text:p>
            </chart:title>
            <chart:categories table:cell-range-address="Planilha1.B8:Planilha1.B17"/>
          </chart:axis>
          <chart:axis chart:dimension="y" chart:name="primary-y" chart:style-name="ch5">
            <chart:title svg:x="0.451cm" svg:y="6.055cm" chart:style-name="ch7">
              <text:p>milissegundos</text:p>
            </chart:title>
            <chart:grid chart:style-name="ch8" chart:class="major"/>
          </chart:axis>
          <chart:series chart:style-name="ch9" chart:values-cell-range-address="Planilha1.C8:Planilha1.C17" chart:label-cell-address="Planilha1.C7:Planilha1.C7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1.C7:Planilha1.C7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Planilha1.B8:Planilha1.B17</svg:desc>
                </draw:g>
              </table:table-cell>
              <table:table-cell office:value-type="float" office:value="0.7">
                <text:p>0.7</text:p>
                <draw:g>
                  <svg:desc>Planilha1.C8:Planilha1.C17</svg:desc>
                </draw:g>
              </table:table-cell>
              <table:table-cell office:value-type="float" office:value="0.67">
                <text:p>0.67</text:p>
                <draw:g>
                  <svg:desc>Planilha1.D8:Planilha1.D17</svg:desc>
                </draw:g>
              </table:table-cell>
              <table:table-cell office:value-type="float" office:value="0.67">
                <text:p>0.67</text:p>
                <draw:g>
                  <svg:desc>Planilha1.D8:Planilha1.D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3">
                <text:p>1.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4">
                <text:p>2.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.6">
                <text:p>3.6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.1">
                <text:p>4.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.7">
                <text:p>4.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.2">
                <text:p>5.2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.5">
                <text:p>6.5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.4">
                <text:p>7.4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6">
                <text:p>7.6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Planilha1.D30:Planilha1.D39" chart:error-lower-range="Planilha1.D30:Planilha1.D39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Planilha1.D30:Planilha1.D39" chart:error-lower-range="Planilha1.D30:Planilha1.D39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D30:Planilha1.D39" chart:error-lower-range="Planilha1.D30:Planilha1.D3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4cm" svg:height="10.624cm" xlink:href=".." xlink:type="simple" chart:class="chart:line" chart:style-name="ch1">
        <chart:title svg:x="8.362cm" svg:y="0.348cm" chart:style-name="ch2">
          <text:p>Heap Sort</text:p>
        </chart:title>
        <chart:legend chart:legend-position="bottom" svg:x="8.407cm" svg:y="10.025cm" style:legend-expansion="wide" chart:style-name="ch3"/>
        <chart:plot-area chart:style-name="ch4" table:cell-range-address="Planilha1.B29:Planilha1.C39" chart:data-source-has-labels="both" svg:x="1.388cm" svg:y="1.339cm" svg:width="17.109cm" svg:height="7.309cm">
          <chartooo:coordinate-region svg:x="1.851cm" svg:y="1.538cm" svg:width="15.931cm" svg:height="6.463cm"/>
          <chart:axis chart:dimension="x" chart:name="primary-x" chart:style-name="ch5" chartooo:axis-type="auto">
            <chartooo:date-scale/>
            <chart:title svg:x="9.792cm" svg:y="8.86cm" chart:style-name="ch6">
              <text:p>n</text:p>
            </chart:title>
            <chart:categories table:cell-range-address="Planilha1.B30:Planilha1.B39"/>
          </chart:axis>
          <chart:axis chart:dimension="y" chart:name="primary-y" chart:style-name="ch5">
            <chart:title svg:x="0.451cm" svg:y="6.016cm" chart:style-name="ch7">
              <text:p>milisegundos</text:p>
            </chart:title>
            <chart:grid chart:style-name="ch8" chart:class="major"/>
          </chart:axis>
          <chart:series chart:style-name="ch9" chart:values-cell-range-address="Planilha1.C30:Planilha1.C39" chart:label-cell-address="Planilha1.C29:Planilha1.C29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1.C29:Planilha1.C29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Planilha1.B30:Planilha1.B39</svg:desc>
                </draw:g>
              </table:table-cell>
              <table:table-cell office:value-type="float" office:value="1.3">
                <text:p>1.3</text:p>
                <draw:g>
                  <svg:desc>Planilha1.C30:Planilha1.C39</svg:desc>
                </draw:g>
              </table:table-cell>
              <table:table-cell office:value-type="float" office:value="0.67">
                <text:p>0.67</text:p>
                <draw:g>
                  <svg:desc>Planilha1.D30:Planilha1.D39</svg:desc>
                </draw:g>
              </table:table-cell>
              <table:table-cell office:value-type="float" office:value="0.67">
                <text:p>0.67</text:p>
                <draw:g>
                  <svg:desc>Planilha1.D30:Planilha1.D3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2">
                <text:p>3.2</text:p>
              </table:table-cell>
              <table:table-cell office:value-type="float" office:value="1.14">
                <text:p>1.1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.9">
                <text:p>4.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.4">
                <text:p>5.4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.3">
                <text:p>6.3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.4">
                <text:p>7.4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">
                <text:p>9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.7">
                <text:p>10.7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